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Courier 10 Pitch" svg:font-family="'Courier 10 Pitch'" style:font-adornments="Regular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tyle="normal" style:font-style-asian="normal" style:font-style-complex="normal"/>
    </style:style>
    <style:style style:name="P2" style:family="paragraph" style:parent-style-name="Standard" style:list-style-name="L1"/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Text_20_body" style:list-style-name="L2"/>
    <style:style style:name="P5" style:family="paragraph" style:parent-style-name="Heading_20_2">
      <style:paragraph-properties fo:break-before="page"/>
    </style:style>
    <style:style style:name="P6" style:family="paragraph" style:parent-style-name="Text_20_body" style:list-style-name="L4"/>
    <style:style style:name="P7" style:family="paragraph" style:parent-style-name="Text_20_body" style:list-style-name="L4">
      <style:text-properties fo:font-style="normal" style:font-style-asian="normal" style:font-style-complex="normal"/>
    </style:style>
    <style:style style:name="P8" style:family="paragraph" style:parent-style-name="Standard" style:list-style-name="L5"/>
    <style:style style:name="P9" style:family="paragraph" style:parent-style-name="Standard" style:list-style-name="L5">
      <style:text-properties fo:font-style="normal" style:font-style-asian="normal" style:font-style-complex="normal"/>
    </style:style>
    <style:style style:name="P10" style:family="paragraph" style:parent-style-name="Text_20_body" style:list-style-name="L6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 style:parent-style-name="Teletype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tting started with <text:span text:style-name="T1">lift</text:span></text:h>
      <text:list text:style-name="L1">
        <text:list-item>
          <text:p text:style-name="P1">Install Java 5 on your machine (http://java.sun.com)</text:p>
        </text:list-item>
        <text:list-item>
          <text:p text:style-name="P1">Install Scala 2.3.3 on your machine (<text:a xlink:type="simple" xlink:href="http://scala-lang.org/">http://scala-lang.org</text:a>)</text:p>
        </text:list-item>
        <text:list-item>
          <text:p text:style-name="P1">Install Maven 2 on your machine (<text:a xlink:type="simple" xlink:href="http://maven.apache.org/">http://maven.apache.org/</text:a>)</text:p>
        </text:list-item>
        <text:list-item>
          <text:p text:style-name="P2"><text:span text:style-name="T2">Download the </text:span><text:span text:style-name="T1">lift</text:span><text:span text:style-name="T2"> source code from GoogleCode:<text:line-break/></text:span><text:span text:style-name="Teletype">svn checkout http://liftweb.googlecode.com/svn/trunk/ liftweb</text:span></text:p>
        </text:list-item>
        <text:list-item>
          <text:p text:style-name="P2"><text:span text:style-name="T2">cd into “liftweb” and type: </text:span><text:span text:style-name="T3">mvn install</text:span></text:p>
        </text:list-item>
        <text:list-item>
          <text:p text:style-name="P2">cd into “example” and type: <text:span text:style-name="Teletype">mvn jetty:run</text:span></text:p>
        </text:list-item>
        <text:list-item>
          <text:p text:style-name="P2">Point your browser to <text:a xlink:type="simple" xlink:href="http://localhost:8888/">http://localhost:8888</text:a> and you should see <text:span text:style-name="T1">lift</text:span><text:span text:style-name="T2"> running</text:span></text:p>
        </text:list-item>
      </text:list>
      <text:p text:style-name="P3"/>
      <text:h text:style-name="Heading_20_2" text:outline-level="2">Making changes to the sample application using Jetty</text:h>
      <text:list text:style-name="L2">
        <text:list-item>
          <text:p text:style-name="P4">Open a second terminal window</text:p>
        </text:list-item>
        <text:list-item>
          <text:p text:style-name="P4">cd to “liftweb”</text:p>
        </text:list-item>
        <text:list-item>
          <text:p text:style-name="P4">edit a file (e.g., lift/example/src/main/scala/net/liftweb/example/controller/Chat.scala)</text:p>
        </text:list-item>
        <text:list-item>
          <text:p text:style-name="P4">type: <text:span text:style-name="Teletype">mvn install</text:span></text:p>
        </text:list-item>
        <text:list-item>
          <text:p text:style-name="P4">When the compilation is done, Jetty will automatically restart itself and you can reload the browser and your new code will be executing. <text:s/>You will, however, lose all your session state and it takes a long time to go through this cycle.</text:p>
        </text:list-item>
      </text:list>
      <text:h text:style-name="Heading_20_2" text:outline-level="2"/>
      <text:h text:style-name="P5" text:outline-level="2">Making changes to the sample application using Tomcat and Eclipse</text:h>
      <text:list text:style-name="L4">
        <text:list-item>
          <text:p text:style-name="P6">Install Tomcat (<text:a xlink:type="simple" xlink:href="http://tomcat.apache.org/download-55.cgi#5.5.20">http://tomcat.apache.org/download-55.cgi#5.5.20</text:a>)</text:p>
        </text:list-item>
        <text:list-item>
          <text:p text:style-name="P6">Install Eclipse (<text:a xlink:type="simple" xlink:href="http://www.eclipse.org/downloads/">http://www.eclipse.org/downloads/</text:a>)</text:p>
        </text:list-item>
        <text:list-item>
          <text:p text:style-name="P6">Install the Scala Eclipse Plugin (<text:a xlink:type="simple" xlink:href="http://www.scala-lang.org/downloads/eclipse/index.html">http://www.scala-lang.org/downloads/eclipse/index.html</text:a>)</text:p>
        </text:list-item>
        <text:list-item>
          <text:p text:style-name="P6">Install the SVN Eclipse Plugin (<text:a xlink:type="simple" xlink:href="http://subclipse.tigris.org/">http://subclipse.tigris.org/</text:a>)</text:p>
        </text:list-item>
        <text:list-item>
          <text:p text:style-name="P6">Create a new SVN location for <text:a xlink:type="simple" xlink:href="http://liftweb.googlecode.com/svn/trunk/"><text:span text:style-name="Teletype">http://liftweb.googlecode.com/svn/trunk/</text:span></text:a></text:p>
        </text:list-item>
        <text:list-item>
          <text:p text:style-name="P6">Check out the <text:span text:style-name="T1">lift</text:span><text:span text:style-name="T2"> project</text:span></text:p>
        </text:list-item>
        <text:list-item>
          <text:p text:style-name="P7">From the command line, cd into “workspace/liftweb” and type: <text:span text:style-name="Teletype">mvn install</text:span></text:p>
        </text:list-item>
        <text:list-item>
          <text:p text:style-name="P7">cd into “example/src/main/webapp/WEB-INF/”</text:p>
        </text:list-item>
        <text:list-item>
          <text:p text:style-name="P7">Link your “bin” (compiler output) directory to WEB-INF/classes by typing: <text:span text:style-name="Teletype">ln -s ../../../../../bin/ classes</text:span></text:p>
        </text:list-item>
        <text:list-item>
          <text:p text:style-name="P6"><text:span text:style-name="T2">Copy the JARs loaded into the WAR during the “mvn install” by typing: </text:span><text:span text:style-name="T3">cp ../../../../target/lift-example-0.1.0/WEB-INF/lib/* lib/</text:span><text:span text:style-name="T2"> and then </text:span><text:span text:style-name="T3">rm lib/lift*.jar</text:span></text:p>
        </text:list-item>
        <text:list-item>
          <text:p text:style-name="P6"><text:span text:style-name="T2">Yeah... I know, this is a lot of steps, but it will get easier as </text:span><text:span text:style-name="T1">lift</text:span><text:span text:style-name="T2"> matures</text:span></text:p>
        </text:list-item>
        <text:list-item>
          <text:p text:style-name="P7">In your tomcat conf/Catalina/localhost directory, create a file named lift.xml with the following contents:</text:p>
        </text:list-item>
      </text:list>
      <text:p text:style-name="XML">&lt;Context docBase="<text:span text:style-name="T1">path_to_workspace</text:span>/workspace/lift/example/src/main/webapp"</text:p>
      <text:p text:style-name="XML"><text:s text:c="9"/>path="/lift" reloadable="true" allowLinking='true'&gt;</text:p>
      <text:p text:style-name="XML">&lt;/Context&gt;</text:p>
      <text:list text:style-name="L5">
        <text:list-item>
          <text:p text:style-name="P8">cd into tomcat/bin and type: <text:span text:style-name="Teletype">./startup.sh</text:span> and point your browser to <text:a xlink:type="simple" xlink:href="http://localhost:8080/lift">http://localhost:8080/lift</text:a> and you should see <text:span text:style-name="T1">lift</text:span><text:span text:style-name="T2"> running</text:span></text:p>
        </text:list-item>
        <text:list-item>
          <text:p text:style-name="P9">In Eclipse, make a change to one of the classes, wait 10 seconds for Tomcat to reload the context, reload the page and you'll see the change.</text:p>
        </text:list-item>
      </text:list>
      <text:p text:style-name="P3"/>
      <text:h text:style-name="Heading_20_2" text:outline-level="2">This sucks compared to Rails where I can make a change and reload</text:h>
      <text:p text:style-name="Text_20_body">Yep. <text:s/>A big part of the problem is that Scala Actors interact badly with Tomcat's classloader. <text:s/>I'm working on the situation in two ways:</text:p>
      <text:list text:style-name="L6">
        <text:list-item>
          <text:p text:style-name="P10">Trying to get Actors to suspend themselves during the servlet context reload cycle. <text:s/>This may address the issue.</text:p>
        </text:list-item>
        <text:list-item>
          <text:p text:style-name="P10">Working on finding a JVM that supports better hot code replacement. <text:s/>Apparently, the IBM JVM allows changing class signatures and other fun stuff without requiring program reload. <text:s/>There's a bug running Scala under the IBM JVM, but the Scala team is looking into it.</text:p>
        </text:list-item>
      </text:list>
      <text:p text:style-name="Text_20_body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Courier 10 Pitch" svg:font-family="'Courier 10 Pitch'" style:font-adornments="Regular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XML" style:family="paragraph" style:parent-style-name="Text_20_body">
      <style:paragraph-properties fo:margin-left="0.3in" fo:margin-right="0in" fo:text-indent="0in" style:auto-text-indent="false" fo:background-color="transparent" style:shadow="none">
        <style:tab-stops/>
        <style:background-image/>
      </style:paragraph-properties>
      <style:text-properties style:font-name="Courier 10 Pitch" fo:font-size="9pt" fo:font-style="normal" style:font-style-asian="normal" style:font-style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Nimbus Mono L" style:font-name-asian="Nimbus Mono L" style:font-name-complex="Nimbus Mono L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David Pollak</meta:initial-creator>
    <meta:creation-date>2007-02-26T13:53:59</meta:creation-date>
    <dc:creator>David Pollak</dc:creator>
    <dc:date>2007-02-26T15:19:43</dc:date>
    <dc:language>en-US</dc:language>
    <meta:editing-cycles>2</meta:editing-cycles>
    <meta:editing-duration>PT8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6" meta:word-count="465" meta:character-count="2874"/>
  </office:meta>
</office:document-meta>
</file>